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b056" officeooo:paragraph-rsid="0000b05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020dcc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80" style:font-name="Monospace" fo:font-size="10pt" fo:font-weight="bold" style:font-size-asian="10pt" style:font-weight-asian="bold"/>
    </style:style>
    <style:style style:name="T5" style:family="text">
      <style:text-properties fo:color="#ff0000" style:font-name="Monospace" fo:font-size="10pt" style:font-size-asian="10pt"/>
    </style:style>
    <style:style style:name="T6" style:family="text">
      <style:text-properties fo:color="#ff0000" style:font-name="Monospace" fo:font-size="10pt" fo:font-weight="bold" style:font-size-asian="10pt" style:font-weight-asian="bold"/>
    </style:style>
    <style:style style:name="T7" style:family="text">
      <style:text-properties fo:color="#008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редни извештаи од базата</text:p>
      <text:p text:style-name="P1"/>
      <text:p text:style-name="P2"/>
      <text:p text:style-name="P2">1. Корисник кој има истрчано највеќе метри последниот месец.</text:p>
      <text:p text:style-name="P2"><text:span text:style-name="T2">select</text:span><text:span text:style-name="T3"> </text:span><text:span text:style-name="T4">max</text:span><text:span text:style-name="T3">(sm) </text:span><text:span text:style-name="T2">as</text:span><text:span text:style-name="T3"> metri, ime </text:span><text:span text:style-name="T2">from</text:span></text:p>
      <text:p text:style-name="P5"><text:span text:style-name="T3"><text:tab/>(</text:span><text:span text:style-name="T2">SELECT</text:span><text:span text:style-name="T3"> </text:span><text:span text:style-name="T4">sum</text:span><text:span text:style-name="T3">(</text:span><text:span text:style-name="T2">distinct</text:span><text:span text:style-name="T3"> metri) </text:span><text:span text:style-name="T2">as</text:span><text:span text:style-name="T3"> sm, dnevnici.korisnik </text:span><text:span text:style-name="T2">as</text:span><text:span text:style-name="T3"> korisnik</text:span></text:p>
      <text:p text:style-name="P5"><text:span text:style-name="T3"><text:tab/></text:span><text:span text:style-name="T2">from</text:span><text:span text:style-name="T3"> dnevnici_za_trchanje, dnevnici </text:span></text:p>
      <text:p text:style-name="P5"><text:span text:style-name="T3"><text:tab/></text:span><text:span text:style-name="T2">where</text:span><text:span text:style-name="T3"> dnevnik_fk = dnevnik_id </text:span><text:span text:style-name="T2">and</text:span><text:span text:style-name="T3"> datum &gt; <text:s/></text:span><text:span text:style-name="T4">now</text:span><text:span text:style-name="T3">() - </text:span><text:span text:style-name="T4">INTERVAL</text:span><text:span text:style-name="T3"> </text:span><text:span text:style-name="T7">'1 months'</text:span></text:p>
      <text:p text:style-name="P5"><text:span text:style-name="T3"><text:tab/></text:span><text:span text:style-name="T2">group</text:span><text:span text:style-name="T3"> </text:span><text:span text:style-name="T2">by</text:span><text:span text:style-name="T3"> </text:span></text:p>
      <text:p text:style-name="P5"><text:span text:style-name="T3"><text:tab/><text:tab/>korisnik) </text:span><text:span text:style-name="T2">as</text:span><text:span text:style-name="T3"> najjak, korisnici</text:span></text:p>
      <text:p text:style-name="P5"><text:span text:style-name="T3"><text:tab/><text:tab/></text:span><text:span text:style-name="T2">where</text:span></text:p>
      <text:p text:style-name="P5"><text:span text:style-name="T3"><text:tab/><text:tab/>najjak.korisnik = korisnik_id</text:span></text:p>
      <text:p text:style-name="P2"><text:span text:style-name="T3"><text:tab/><text:tab/></text:span><text:span text:style-name="T2">group</text:span><text:span text:style-name="T3"> </text:span><text:span text:style-name="T2">by</text:span><text:span text:style-name="T3"> ime</text:span><text:span text:style-name="T5">;</text:span></text:p>
      <text:p text:style-name="P2"><text:span text:style-name="T6"/></text:p>
      <text:p text:style-name="P2"><text:span text:style-name="T6"/></text:p>
      <text:p text:style-name="P2"><text:span text:style-name="T2">select</text:span><text:span text:style-name="T3"> </text:span><text:span text:style-name="T4">max</text:span><text:span text:style-name="T3">(sm) </text:span><text:span text:style-name="T2">as</text:span><text:span text:style-name="T3"> metri </text:span><text:span text:style-name="T2">from</text:span></text:p>
      <text:p text:style-name="P5"><text:span text:style-name="T3"><text:tab/>(</text:span><text:span text:style-name="T2">SELECT</text:span><text:span text:style-name="T3"> </text:span><text:span text:style-name="T4">sum</text:span><text:span text:style-name="T3">(</text:span><text:span text:style-name="T2">distinct</text:span><text:span text:style-name="T3"> metri) </text:span><text:span text:style-name="T2">as</text:span><text:span text:style-name="T3"> sm, dnevnici.korisnik </text:span><text:span text:style-name="T2">as</text:span><text:span text:style-name="T3"> korisnik</text:span></text:p>
      <text:p text:style-name="P5"><text:span text:style-name="T3"><text:tab/></text:span><text:span text:style-name="T2">from</text:span><text:span text:style-name="T3"> dnevnici_za_trchanje, dnevnici </text:span></text:p>
      <text:p text:style-name="P5"><text:span text:style-name="T3"><text:tab/></text:span><text:span text:style-name="T2">where</text:span><text:span text:style-name="T3"> dnevnik_fk = dnevnik_id </text:span><text:span text:style-name="T2">and</text:span><text:span text:style-name="T3"> datum &gt; <text:s/></text:span><text:span text:style-name="T4">now</text:span><text:span text:style-name="T3">() - </text:span><text:span text:style-name="T4">INTERVAL</text:span><text:span text:style-name="T3"> </text:span><text:span text:style-name="T7">'1 months'</text:span></text:p>
      <text:p text:style-name="P5"><text:span text:style-name="T3"><text:tab/></text:span><text:span text:style-name="T2">group</text:span><text:span text:style-name="T3"> </text:span><text:span text:style-name="T2">by</text:span></text:p>
      <text:p text:style-name="P5"><text:span text:style-name="T3"><text:tab/><text:tab/>korisnik) </text:span><text:span text:style-name="T2">as</text:span><text:span text:style-name="T3"> najjak, korisnici</text:span></text:p>
      <text:p text:style-name="P5"><text:span text:style-name="T3"><text:tab/><text:tab/></text:span><text:span text:style-name="T2">where</text:span></text:p>
      <text:p text:style-name="P2"><text:span text:style-name="T3"><text:tab/><text:tab/>najjak.korisnik = korisnik_id</text:span><text:span text:style-name="T5">;</text:span></text:p>
      <text:p text:style-name="P2">2. Корисник кој има изедено најмалку калории последниот месец.</text:p>
      <text:p text:style-name="P2">3. <text:span text:style-name="T1">Корисник кој има направено највеќе склекови последниот месец.</text:span></text:p>
      <text:p text:style-name="P3">4. Инструктор кој има најкористена програма за исхрана.</text:p>
      <text:p text:style-name="P3">5. Спорт кој е највеќе трениран.</text:p>
      <text:p text:style-name="P3">6. Омилен пиалок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23:31:25.921512187</meta:creation-date>
    <dc:date>2019-12-24T13:29:06.023546312</dc:date>
    <meta:editing-duration>PT1H16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24" meta:word-count="128" meta:character-count="899" meta:non-whitespace-character-count="767"/>
  </office:meta>
</office:document-meta>
</file>